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</office:automatic-styles>
  <office:body>
    <office:text>
      <text:p text:style-name="P1"><text:span text:style-name="T1_1">Saturday</text:span><text:span text:style-name="T1_2"><text:s/>1045<text:s/>-<text:s/></text:span><text:span text:style-name="T1_3">Section</text:span><text:span text:style-name="T1_4"><text:s/></text:span><text:span text:style-name="T1_5">Started</text:span><text:span text:style-name="T1_6"><text:s/>-<text:s/></text:span><text:span text:style-name="T1_7">Pham</text:span></text:p>
      <text:p text:style-name="P2"><text:span text:style-name="T2_1">Saturday</text:span><text:span text:style-name="T2_2"><text:s/>1537<text:s/>-<text:s/></text:span><text:span text:style-name="T2_3">Changelog</text:span><text:span text:style-name="T2_4"><text:s/></text:span><text:span text:style-name="T2_5">Added</text:span><text:span text:style-name="T2_6"><text:s/>-<text:s/></text:span><text:span text:style-name="T2_7">Jones</text:span></text:p>
      <text:p text:style-name="P3"><text:span text:style-name="T3_1">Sunday</text:span><text:span text:style-name="T3_2"><text:s text:c="3"/>0900<text:s/>-<text:s/></text:span><text:span text:style-name="T3_3">Intro</text:span><text:span text:style-name="T3_4"><text:s/></text:span><text:span text:style-name="T3_5">and</text:span><text:span text:style-name="T3_6"><text:s/></text:span><text:span text:style-name="T3_7">Discussion</text:span><text:span text:style-name="T3_8"><text:s/></text:span><text:span text:style-name="T3_9">finished</text:span><text:span text:style-name="T3_10"><text:s/>-<text:s/></text:span><text:span text:style-name="T3_11">Rodimon</text:span></text:p>
      <text:p text:style-name="P4"><text:span text:style-name="T4_1">Sunday</text:span><text:span text:style-name="T4_2"><text:s/>1026<text:s/>-<text:s/></text:span><text:span text:style-name="T4_3">Proofread</text:span><text:span text:style-name="T4_4">/</text:span><text:span text:style-name="T4_5">Edited</text:span><text:span text:style-name="T4_6"><text:s/>-<text:s/></text:span><text:span text:style-name="T4_7">Jones</text:span></text:p>
      <text:p text:style-name="P5"><text:span text:style-name="T5_1">1554<text:s/></text:span><text:span text:style-name="T5_2">Sunday</text:span><text:span text:style-name="T5_3"><text:s/>-<text:s/></text:span><text:span text:style-name="T5_4">minor</text:span><text:span text:style-name="T5_5"><text:s/></text:span><text:span text:style-name="T5_6">changes</text:span><text:span text:style-name="T5_7"><text:s/></text:span><text:span text:style-name="T5_8">to</text:span><text:span text:style-name="T5_9"><text:s/></text:span><text:span text:style-name="T5_10">paragraphs</text:span><text:span text:style-name="T5_11"><text:s/>-<text:s/></text:span><text:span text:style-name="T5_12">LeBlanc</text:span></text:p>
      <text:p text:style-name="P6"><text:span text:style-name="T6_1">1925<text:s/></text:span><text:span text:style-name="T6_2">Sunday</text:span><text:span text:style-name="T6_3">-<text:s/></text:span><text:span text:style-name="T6_4">added</text:span><text:span text:style-name="T6_5"><text:s/>2<text:s/></text:span><text:span text:style-name="T6_6">review</text:span><text:span text:style-name="T6_7"><text:s/></text:span><text:span text:style-name="T6_8">questions</text:span><text:span text:style-name="T6_9">-<text:s/></text:span><text:span text:style-name="T6_10">Silvestr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